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d9b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d9b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d9b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d9b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d9b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d9b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d9b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d9b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d9b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d9b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d9b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d9b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d9b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d9b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d9b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d9b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d9b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niel Enrique Martínez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5845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niel José Martí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38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7.2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0" meta:non-whitespace-character-count="994"/>
    <meta:template xlink:type="simple" xlink:actuate="onRequest" xlink:title="Normal" xlink:href=""/>
  </office:meta>
</office:document-meta>
</file>